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officeooo:rsid="00008663" officeooo:paragraph-rsid="00008663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8pt" fo:language="pl" fo:country="PL" officeooo:rsid="00008663" officeooo:paragraph-rsid="00008663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officeooo:rsid="0000ecfa" officeooo:paragraph-rsid="0000ecf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officeooo:rsid="0002afc7" officeooo:paragraph-rsid="0002afc7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officeooo:rsid="0002afc7" officeooo:paragraph-rsid="0002afc7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language="pl" fo:country="PL" officeooo:rsid="00031d14" officeooo:paragraph-rsid="00031d1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officeooo:rsid="00039da6" officeooo:paragraph-rsid="00039da6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officeooo:rsid="00054119" officeooo:paragraph-rsid="00054119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2pt" fo:language="pl" fo:country="PL" officeooo:rsid="0000ecfa" officeooo:paragraph-rsid="0000ecfa" style:font-size-asian="19.25pt" style:font-size-complex="22pt"/>
    </style:style>
    <style:style style:name="T1" style:family="text">
      <style:text-properties officeooo:rsid="0000ed69"/>
    </style:style>
    <style:style style:name="T2" style:family="text">
      <style:text-properties officeooo:rsid="0003ca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line compiler</text:p>
      <text:p text:style-name="P9">Code, compile and run</text:p>
      <text:p text:style-name="P1">Piotr Karaś, Patrycja Kopacz</text:p>
      <text:p text:style-name="P1"/>
      <text:p text:style-name="P3"><text:tab/>Celem projektu będzie stworzenie <text:span text:style-name="T1">strony internetowej umożliwiającej napisanie kodu w przykładowym języku programowania, jego skompilowanie i uruchomienie. Dlatego też będzie ona musiała posiadać edytor przystosowany do programowania, w którym użytkownik będzie mógł napisać swój kod. </text:span></text:p>
      <text:p text:style-name="P4">Po stworzeniu programu będzie można go skompilować i uruchomić – zostaną wtedy wyświetlone ewentualne błędy, a jeśli takowych nie ma – wyjście. <text:span text:style-name="T2">Program jak i wyjście będzie można pobrać na swój komputer.</text:span></text:p>
      <text:p text:style-name="P4"/>
      <text:p text:style-name="P7">Program powstanie z myślą o programistach nie mających dostępu do swojego komputera lub uczniach, którzy nie poradziliby sobie z instalacją i odpowiednim skonfigurowaniem środowisk programistycznych. <text:span text:style-name="T2">Będzie to dla nich sporym ułatwieniem. Dla osób, które szukają języka programowania odpowiedniego dla ich potrzeb, będzie możliwość otworzenia kilku przykładowych programów.</text:span></text:p>
      <text:p text:style-name="P7"/>
      <text:p text:style-name="P4">Możliwe ulepszenia:</text:p>
      <text:list xml:id="list623255597" text:style-name="L1">
        <text:list-item>
          <text:p text:style-name="P5">podświetlanie składni (słów kluczowych),</text:p>
        </text:list-item>
        <text:list-item>
          <text:p text:style-name="P5">więcej niż jeden dostępny język programowania,</text:p>
        </text:list-item>
        <text:list-item>
          <text:p text:style-name="P5">podświetlanie w której linijce wystąpił błąd podczas kompilacji,</text:p>
        </text:list-item>
        <text:list-item>
          <text:p text:style-name="P5">przyjmowanie wejścia od użytkownika dla uruchomionego programu,</text:p>
        </text:list-item>
        <text:list-item>
          <text:p text:style-name="P5">możliwość zmiany tematów (koloru tła),</text:p>
        </text:list-item>
        <text:list-item>
          <text:p text:style-name="P6">wybieranie flag dla kompilatora,</text:p>
        </text:list-item>
        <text:list-item>
          <text:p text:style-name="P8">rodzaj samouczka dla uczących się: wskazówki i porady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3S</meta:editing-duration>
    <meta:editing-cycles>11</meta:editing-cycles>
    <meta:generator>LibreOffice/5.3.4.2$Windows_X86_64 LibreOffice_project/f82d347ccc0be322489bf7da61d7e4ad13fe2ff3</meta:generator>
    <dc:date>2018-10-13T14:47:35.392000000</dc:date>
    <meta:document-statistic meta:table-count="0" meta:image-count="0" meta:object-count="0" meta:page-count="1" meta:paragraph-count="14" meta:word-count="173" meta:character-count="1288" meta:non-whitespace-character-count="1132"/>
    <meta:user-defined meta:name="Info 1"/>
    <meta:user-defined meta:name="Info 2"/>
    <meta:user-defined meta:name="Info 3"/>
    <meta:user-defined meta:name="Info 4"/>
  </office:meta>
</office:document-meta>
</file>